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ae5" officeooo:paragraph-rsid="0012aae5"/>
    </style:style>
    <style:style style:name="P2" style:family="paragraph" style:parent-style-name="Standard">
      <style:text-properties officeooo:paragraph-rsid="0012aae5"/>
    </style:style>
    <style:style style:name="P3" style:family="paragraph" style:parent-style-name="Standard">
      <style:text-properties style:font-name="Hack" fo:font-size="10pt" officeooo:paragraph-rsid="0012aae5" style:font-size-asian="10pt" style:font-size-complex="10pt"/>
    </style:style>
    <style:style style:name="P4" style:family="paragraph" style:parent-style-name="Standard">
      <style:text-properties style:font-name="Hack" fo:font-size="10pt" officeooo:rsid="0012aae5" officeooo:paragraph-rsid="0012aae5" style:font-size-asian="10pt" style:font-size-complex="10pt"/>
    </style:style>
    <style:style style:name="T1" style:family="text">
      <style:text-properties style:font-name="Hack"/>
    </style:style>
    <style:style style:name="T2" style:family="text">
      <style:text-properties style:font-name="Hack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ild Instructions for libosdp-conformance</text:p>
      <text:p text:style-name="Standard"/>
      <text:p text:style-name="Standard">This assumes you are building in a Debian/Ubuntu/Devuan environment but it </text:p>
      <text:p text:style-name="Standard">should look like fairly normal Linux tools.</text:p>
      <text:p text:style-name="Standard"/>
      <text:p text:style-name="P1">This uses the AES implementation at <text:a xlink:type="simple" xlink:href="https://github.com/kokke/tiny-AES-c" text:style-name="Internet_20_link" text:visited-style-name="Visited_20_Internet_20_Link">https://github.com/kokke/tiny-AES-c</text:a>. <text:s/>(An arbitrary decision, other AES implementations could be substituted.)</text:p>
      <text:p text:style-name="Standard"/>
      <text:p text:style-name="Standard">Set-up:</text:p>
      <text:p text:style-name="Standard">- performed standard debian update and package set-up</text:p>
      <text:p text:style-name="Standard"><text:s text:c="2"/>apt-get update</text:p>
      <text:p text:style-name="Standard"><text:s text:c="2"/>apt-get upgrade</text:p>
      <text:p text:style-name="Standard"><text:s text:c="2"/>apt-get install build-essential</text:p>
      <text:p text:style-name="Standard"><text:s text:c="2"/>apt-get install clang lzip pkg-config libgmp3-dev libgmpxx4ldbl screen</text:p>
      <text:p text:style-name="Standard"><text:s text:c="2"/>apt-get install tcpdump gdb apache2 git</text:p>
      <text:p text:style-name="Standard"/>
      <text:p text:style-name="Standard">- install the dev package for jansson</text:p>
      <text:p text:style-name="Standard"/>
      <text:p text:style-name="Standard">- NOTE the default make file does not build TLS.</text:p>
      <text:p text:style-name="Standard"><text:s text:c="2"/>for TLS, install the dev package for libtasn, nettle, and gnutls.</text:p>
      <text:p text:style-name="Standard"><text:s text:c="2"/>gnutls' package installer will pull in libtasn and nettle if needed.</text:p>
      <text:p text:style-name="Standard"/>
      <text:h text:style-name="Heading_20_2" text:outline-level="2">Build</text:h>
      <text:p text:style-name="Standard">assumes you are user "osdp" when you do this, and have "sudo".</text:p>
      <text:p text:style-name="Standard">assumes you do this in /opt/osdp-conformance/setup/libosdp-conformance.</text:p>
      <text:p text:style-name="P1">First set up directories for build...</text:p>
      <text:p text:style-name="Standard"/>
      <text:p text:style-name="P3"><text:s text:c="2"/>sudo mkdir -p /opt/osdp-conformance/setup</text:p>
      <text:p text:style-name="P3"><text:s text:c="2"/>sudo chown -R osdp:osdp /opt/osdp-conformance</text:p>
      <text:p text:style-name="P2"/>
      <text:p text:style-name="P1">Then get and build AES...</text:p>
      <text:p text:style-name="P1"/>
      <text:p text:style-name="P1">(to build AES code needed for libosdp-conformance)</text:p>
      <text:p text:style-name="P1"/>
      <text:p text:style-name="P4"><text:s text:c="2"/>cd /opt/osdp-conformance/setup</text:p>
      <text:p text:style-name="P1"><text:span text:style-name="T2"><text:s text:c="2"/>git clone </text:span><text:a xlink:type="simple" xlink:href="https://github.com/kokke/tiny-AES-c" text:style-name="Internet_20_link" text:visited-style-name="Visited_20_Internet_20_Link"><text:span text:style-name="T2">https://github.com/kokke/tiny-AES-c</text:span></text:a></text:p>
      <text:p text:style-name="P4"><text:s text:c="2"/>cd tiny-AES-c</text:p>
      <text:p text:style-name="P4"><text:s text:c="2"/>make</text:p>
      <text:p text:style-name="P4"><text:s text:c="2"/>sudo mkdir -p /opt/osdp-conformance/include</text:p>
      <text:p text:style-name="P4"><text:s text:c="2"/>sudo mkdir -p /opt/osdp-conformance/lib</text:p>
      <text:p text:style-name="P4"><text:s text:c="2"/>cp aes.o /opt/osdp-conformance/lib</text:p>
      <text:p text:style-name="P4"><text:s text:c="2"/>cp aes.h /opt/osdp-conformance/include</text:p>
      <text:p text:style-name="P1"/>
      <text:p text:style-name="P1">(to build libosdp-conformance)</text:p>
      <text:p text:style-name="Standard"/>
      <text:p text:style-name="Standard"><text:s text:c="2"/>cd /opt/osdp-conformance/setup</text:p>
      <text:p text:style-name="Standard"><text:s text:c="2"/>git clone https://github.com/security-industry-association/libosdp-conformance</text:p>
      <text:p text:style-name="Standard"><text:s text:c="2"/>cd libosdp-conformance</text:p>
      <text:p text:style-name="Standard"><text:s text:c="2"/>make clean</text:p>
      <text:p text:style-name="Standard"><text:soft-page-break/><text:s text:c="2"/>make release</text:p>
      <text:p text:style-name="Standard"><text:s text:c="2"/>cd /</text:p>
      <text:p text:style-name="Standard"><text:s text:c="2"/>tar xzvf</text:p>
      <text:p text:style-name="Standard"><text:s text:c="4"/>/opt/osdp-conformance/setup/libosdp-conformance/release-osdp-conformance.tgz</text:p>
      <text:p text:style-name="Standard"><text:s text:c="2"/>...copy /opt/osdp-conformance/cgi-bin to your cgi-bin directory if necessary</text:p>
      <text:p text:style-name="Standard"><text:s text:c="2"/>...copy /opt/osdp-conformance/www to your www directory if necessary</text:p>
      <text:p text:style-name="Standard"/>
      <text:p text:style-name="Standard">Installation:</text:p>
      <text:p text:style-name="Standard"/>
      <text:p text:style-name="Standard">(to run as CP)</text:p>
      <text:p text:style-name="Standard"/>
      <text:p text:style-name="Standard"><text:s text:c="4"/>cd /opt/osdp-conformance/run/CP</text:p>
      <text:p text:style-name="Standard"><text:s text:c="4"/>cp open-osdp-params-CP.json open-osdp-params.json</text:p>
      <text:p text:style-name="Standard"><text:s text:c="4"/>... set baud rate and PD address, other parameters</text:p>
      <text:p text:style-name="Standard"/>
      <text:p text:style-name="Standard">At this point the web UI should work at http://tester/osdp-conforamance-CP.html.</text:p>
      <text:p text:style-name="Standard">Logs are being placed in /opt/osdp-conformance/run/CP and /opt/osdp-conformance/lo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6:45:22.496180780</dc:date>
    <meta:editing-duration>PT10M9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49" meta:word-count="247" meta:character-count="2138" meta:non-whitespace-character-count="1870"/>
  </office:meta>
</office:document-meta>
</file>